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1.404cm"/>
    </style:style>
    <style:style style:name="Tabla1.C" style:family="table-column">
      <style:table-column-properties style:column-width="2.198cm"/>
    </style:style>
    <style:style style:name="Tabla1.D" style:family="table-column">
      <style:table-column-properties style:column-width="1.201cm"/>
    </style:style>
    <style:style style:name="Tabla1.E" style:family="table-column">
      <style:table-column-properties style:column-width="3.196cm"/>
    </style:style>
    <style:style style:name="Tabla1.F" style:family="table-column">
      <style:table-column-properties style:column-width="2.604cm"/>
    </style:style>
    <style:style style:name="Tabla1.G" style:family="table-column">
      <style:table-column-properties style:column-width="2.993cm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84d65" officeooo:paragraph-rsid="00184d65"/>
    </style:style>
    <style:style style:name="P2" style:family="paragraph" style:parent-style-name="Standard">
      <style:text-properties officeooo:rsid="0018be9d" officeooo:paragraph-rsid="0018be9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officeooo:rsid="0018be9d" officeooo:paragraph-rsid="0018be9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84d65" officeooo:paragraph-rsid="00184d65"/>
    </style:style>
    <style:style style:name="P6" style:family="paragraph" style:parent-style-name="Table_20_Contents">
      <style:paragraph-properties fo:text-align="center" style:justify-single-word="false"/>
      <style:text-properties officeooo:rsid="0018be9d" officeooo:paragraph-rsid="0018be9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184d65"/>
    </style:style>
    <style:style style:name="T2" style:family="text">
      <style:text-properties officeooo:rsid="0018be9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office:value-type="string">
            <text:p text:style-name="P1">Sistema operativo</text:p>
          </table:table-cell>
          <table:table-cell table:style-name="Tabla1.A1" table:number-rows-spanned="2" office:value-type="string">
            <text:p text:style-name="P1">Ultima version</text:p>
          </table:table-cell>
          <table:table-cell table:style-name="Tabla1.A1" table:number-columns-spanned="3" office:value-type="string">
            <text:p text:style-name="P1">Requisitos de hardware</text:p>
          </table:table-cell>
          <table:covered-table-cell/>
          <table:covered-table-cell/>
          <table:table-cell table:style-name="Tabla1.A1" table:number-rows-spanned="2" office:value-type="string">
            <text:p text:style-name="P1">licencia</text:p>
          </table:table-cell>
          <table:table-cell table:style-name="Tabla1.A1" table:number-rows-spanned="2" office:value-type="string">
            <text:p text:style-name="P1">Dispositivos en los que normalmente se usa</text:p>
          </table:table-cell>
        </table:table-row>
        <table:table-row>
          <table:covered-table-cell table:style-name="Tabla1.A1"/>
          <table:covered-table-cell table:style-name="Tabla1.A1"/>
          <table:table-cell table:style-name="Tabla1.A1" office:value-type="string">
            <text:p text:style-name="P1">procesador</text:p>
          </table:table-cell>
          <table:table-cell table:style-name="Tabla1.A1" office:value-type="string">
            <text:p text:style-name="P1">ram</text:p>
          </table:table-cell>
          <table:table-cell table:style-name="Tabla1.A1" office:value-type="string">
            <text:p text:style-name="P1">Espacio de almacenamiento</text:p>
          </table:table-cell>
          <table:covered-table-cell table:style-name="Tabla1.A1"/>
          <table:covered-table-cell table:style-name="Tabla1.A1"/>
        </table:table-row>
        <table:table-row>
          <table:table-cell table:style-name="Tabla1.A1" office:value-type="string">
            <text:p text:style-name="P1">Windows 11</text:p>
          </table:table-cell>
          <table:table-cell table:style-name="Tabla1.A1" office:value-type="string">
            <text:p text:style-name="P1">23h2</text:p>
          </table:table-cell>
          <table:table-cell table:style-name="Tabla1.A1" office:value-type="string">
            <text:p text:style-name="P1">Intel 8ª generacion</text:p>
            <text:p text:style-name="P1">o ryzen 2000</text:p>
          </table:table-cell>
          <table:table-cell table:style-name="Tabla1.A1" office:value-type="string">
            <text:p text:style-name="P1">4GB</text:p>
          </table:table-cell>
          <table:table-cell table:style-name="Tabla1.A1" office:value-type="string">
            <text:p text:style-name="P1">64GB</text:p>
          </table:table-cell>
          <table:table-cell table:style-name="Tabla1.A1" office:value-type="string">
            <text:p text:style-name="P1">ALUF</text:p>
          </table:table-cell>
          <table:table-cell table:style-name="Tabla1.A1" office:value-type="string">
            <text:p text:style-name="P1">Computadoras de escritorio o portatiles</text:p>
          </table:table-cell>
        </table:table-row>
        <table:table-row>
          <table:table-cell table:style-name="Tabla1.A1" office:value-type="string">
            <text:p text:style-name="P1">Ubuntu desktop LTS</text:p>
          </table:table-cell>
          <table:table-cell table:style-name="Tabla1.A1" office:value-type="string">
            <text:p text:style-name="P1">22.04.3</text:p>
          </table:table-cell>
          <table:table-cell table:style-name="Tabla1.A1" office:value-type="string">
            <text:p text:style-name="P1">2GHZ dual-core o superior</text:p>
          </table:table-cell>
          <table:table-cell table:style-name="Tabla1.A1" office:value-type="string">
            <text:p text:style-name="P1">4GB</text:p>
          </table:table-cell>
          <table:table-cell table:style-name="Tabla1.A1" office:value-type="string">
            <text:p text:style-name="P1">25GB</text:p>
          </table:table-cell>
          <table:table-cell table:style-name="Tabla1.A1" office:value-type="string">
            <text:p text:style-name="P1">LIBRE</text:p>
          </table:table-cell>
          <table:table-cell table:style-name="Tabla1.A1" office:value-type="string">
            <text:p text:style-name="P1">Computadoras de escritorio o portatiles</text:p>
          </table:table-cell>
        </table:table-row>
        <table:table-row>
          <table:table-cell table:style-name="Tabla1.A1" office:value-type="string">
            <text:p text:style-name="P1">IOS</text:p>
          </table:table-cell>
          <table:table-cell table:style-name="Tabla1.A1" office:value-type="string">
            <text:p text:style-name="P1">17</text:p>
          </table:table-cell>
          <table:table-cell table:style-name="Tabla1.A1" table:number-columns-spanned="3" office:value-type="string">
            <text:p text:style-name="P7">.<text:span text:style-name="T1">iphone SE 2020 .iphone SE 2022</text:span></text:p>
            <text:p text:style-name="P7">.<text:span text:style-name="T1">iphone XS .iphone XS Max</text:span></text:p>
            <text:p text:style-name="P7">.<text:span text:style-name="T1">iphone XR .iphone 11 .iphone 11Pro</text:span></text:p>
            <text:p text:style-name="P7">.<text:span text:style-name="T1">iphone 11 Pro Max .Iphone SE(2ªgen)</text:span></text:p>
            <text:p text:style-name="P1">.iphone 12 .iphone 12 mini </text:p>
            <text:p text:style-name="P1">.iphone 12 Pro .iphone 12 Pro Max</text:p>
            <text:p text:style-name="P1">.iphone 13 .iphone 13 Pro </text:p>
            <text:p text:style-name="P1">.iphone 13 mini .iphone 13 Pro Max</text:p>
            <text:p text:style-name="P1">.iphone SE (3ªgen) .iphone 14</text:p>
            <text:p text:style-name="P1">.iphone 14 Plus .<text:span text:style-name="T2">iphone 14 Pro</text:span></text:p>
            <text:p text:style-name="P1">.<text:span text:style-name="T2">iphone 14 Pro Max .iphone 15</text:span></text:p>
            <text:p text:style-name="P1">.<text:span text:style-name="T2">iphone 15 Pro</text:span></text:p>
          </table:table-cell>
          <table:covered-table-cell/>
          <table:covered-table-cell/>
          <table:table-cell table:style-name="Tabla1.A1" office:value-type="string">
            <text:p text:style-name="P6">ALUF</text:p>
          </table:table-cell>
          <table:table-cell table:style-name="Tabla1.A1" office:value-type="string">
            <text:p text:style-name="P6">Smartphones de la marca apple</text:p>
          </table:table-cell>
        </table:table-row>
        <table:table-row>
          <table:table-cell table:style-name="Tabla1.A1" office:value-type="string">
            <text:p text:style-name="P1">android</text:p>
          </table:table-cell>
          <table:table-cell table:style-name="Tabla1.A1" office:value-type="string">
            <text:p text:style-name="P6">14</text:p>
          </table:table-cell>
          <table:table-cell table:style-name="Tabla1.A1" office:value-type="string">
            <text:p text:style-name="P8">Google Tensor a 2,8GHz<text:line-break/>GPU Mali G78 MP10 </text:p>
          </table:table-cell>
          <table:table-cell table:style-name="Tabla1.A1" office:value-type="string">
            <text:p text:style-name="P6">8GB</text:p>
          </table:table-cell>
          <table:table-cell table:style-name="Tabla1.A1" office:value-type="string">
            <text:p text:style-name="P6">128GB</text:p>
          </table:table-cell>
          <table:table-cell table:style-name="Tabla1.A1" office:value-type="string">
            <text:p text:style-name="P6">PERMISIVA</text:p>
          </table:table-cell>
          <table:table-cell table:style-name="Tabla1.A1" office:value-type="string">
            <text:p text:style-name="P6">Dispositivos mobiles, desde smartphones hasta tabletas</text:p>
          </table:table-cell>
        </table:table-row>
      </table:table>
      <text:p text:style-name="Standard"/>
      <text:p text:style-name="P2">El dispositivo utilizado para los requisitos de android fue un Google pixel 6</text:p>
      <text:p text:style-name="P2"/>
      <text:p text:style-name="P2"/>
      <text:p text:style-name="P4">ARQUITECTURA MONOLITICA: <text:span text:style-name="T3">Es la arquitectura utilizada por los primeros S.O, consistia de un unico programa desarrollado con rutinas entrelazadas entre si</text:span></text:p>
      <text:p text:style-name="P4"><text:span text:style-name="T3"/></text:p>
      <text:p text:style-name="P4">ARQUITECTURA MICROKERNEL:<text:span text:style-name="T3"> Este modelo distribuye las tareas en porciones de codigo modular y sencillas. El objetivo de esto es aislar del sistema los diferentes procesos a realizar.</text:span></text:p>
      <text:p text:style-name="P4"><text:span text:style-name="T3"/></text:p>
      <text:p text:style-name="P4">ARQUITECTURA HIBRIDA: <text:span text:style-name="T3">Esta arquitectura combina las dos anteriores con el objetivo de incluir funciones en el nucleo para que se ejecuten mas rapi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9:32:03.021000000</meta:creation-date>
    <dc:date>2023-11-03T10:36:30.652000000</dc:date>
    <meta:editing-duration>PT44M54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50" meta:word-count="231" meta:character-count="1404" meta:non-whitespace-character-count="1220"/>
  </office:meta>
</office:document-meta>
</file>